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72ce" officeooo:paragraph-rsid="000472ce"/>
    </style:style>
    <style:style style:name="P2" style:family="paragraph" style:parent-style-name="Standard">
      <style:text-properties officeooo:paragraph-rsid="000472ce"/>
    </style:style>
    <style:style style:name="P3" style:family="paragraph" style:parent-style-name="Standard">
      <style:text-properties officeooo:rsid="0005e1f2" officeooo:paragraph-rsid="0005e1f2"/>
    </style:style>
    <style:style style:name="P4" style:family="paragraph" style:parent-style-name="Standard">
      <style:text-properties officeooo:rsid="0005e1f2" officeooo:paragraph-rsid="000da4bd"/>
    </style:style>
    <style:style style:name="P5" style:family="paragraph" style:parent-style-name="Standard">
      <style:text-properties officeooo:rsid="0005e1f2" officeooo:paragraph-rsid="0015f5a1"/>
    </style:style>
    <style:style style:name="P6" style:family="paragraph" style:parent-style-name="Standard">
      <style:text-properties fo:font-weight="bold" officeooo:rsid="000472ce" officeooo:paragraph-rsid="000472ce" style:font-weight-asian="bold" style:font-weight-complex="bold"/>
    </style:style>
    <style:style style:name="P7" style:family="paragraph" style:parent-style-name="Standard">
      <style:text-properties fo:font-weight="bold" officeooo:rsid="0019636a" officeooo:paragraph-rsid="0019636a" style:font-weight-asian="bold" style:font-weight-complex="bold"/>
    </style:style>
    <style:style style:name="P8" style:family="paragraph" style:parent-style-name="Standard">
      <style:paragraph-properties fo:text-align="center" style:justify-single-word="false"/>
      <style:text-properties officeooo:rsid="000ddbf3" officeooo:paragraph-rsid="000ddbf3"/>
    </style:style>
    <style:style style:name="P9" style:family="paragraph" style:parent-style-name="Standard">
      <style:text-properties officeooo:rsid="000ddbf3" officeooo:paragraph-rsid="000ddbf3"/>
    </style:style>
    <style:style style:name="P10" style:family="paragraph" style:parent-style-name="Standard">
      <style:text-properties fo:font-style="italic" officeooo:rsid="000ddbf3" officeooo:paragraph-rsid="000ddbf3" style:font-style-asian="italic" style:font-style-complex="italic"/>
    </style:style>
    <style:style style:name="P11" style:family="paragraph" style:parent-style-name="Standard">
      <style:text-properties fo:font-style="italic" officeooo:rsid="0015f5a1" officeooo:paragraph-rsid="0015f5a1" style:font-style-asian="italic" style:font-style-complex="italic"/>
    </style:style>
    <style:style style:name="P12" style:family="paragraph" style:parent-style-name="Standard">
      <style:text-properties fo:font-style="italic" officeooo:rsid="00347c97" officeooo:paragraph-rsid="00347c97" style:font-style-asian="italic" style:font-style-complex="italic"/>
    </style:style>
    <style:style style:name="P13" style:family="paragraph" style:parent-style-name="Standard">
      <style:text-properties fo:font-style="italic" officeooo:rsid="00355459" officeooo:paragraph-rsid="00355459" style:font-style-asian="italic" style:font-style-complex="italic"/>
    </style:style>
    <style:style style:name="P14" style:family="paragraph" style:parent-style-name="Standard">
      <style:text-properties style:text-position="0% 100%" style:font-name="Liberation Serif1" fo:font-style="normal" officeooo:rsid="000da4bd" officeooo:paragraph-rsid="000da4bd" style:font-style-asian="normal" style:font-style-complex="normal"/>
    </style:style>
    <style:style style:name="P15" style:family="paragraph" style:parent-style-name="Standard">
      <style:paragraph-properties fo:text-align="center" style:justify-single-word="false"/>
      <style:text-properties style:text-position="0% 100%" style:font-name="Liberation Serif1" fo:font-style="normal" officeooo:rsid="000ddbf3" officeooo:paragraph-rsid="000ddbf3" style:font-style-asian="normal" style:font-style-complex="normal"/>
    </style:style>
    <style:style style:name="P16" style:family="paragraph" style:parent-style-name="Standard">
      <style:text-properties style:text-position="0% 100%" style:font-name="Liberation Serif1" fo:font-style="normal" officeooo:rsid="000ddbf3" officeooo:paragraph-rsid="000ddbf3" style:font-style-asian="normal" style:font-style-complex="normal"/>
    </style:style>
    <style:style style:name="P17" style:family="paragraph" style:parent-style-name="Standard">
      <style:text-properties style:text-position="0% 100%" style:font-name="Liberation Serif1" fo:font-style="normal" officeooo:rsid="001ede18" officeooo:paragraph-rsid="002dcc18" style:font-style-asian="normal" style:font-style-complex="normal"/>
    </style:style>
    <style:style style:name="P18" style:family="paragraph" style:parent-style-name="Standard">
      <style:text-properties style:text-position="0% 100%" style:font-name="Liberation Serif1" fo:font-style="normal" fo:font-weight="bold" officeooo:rsid="0014137f" officeooo:paragraph-rsid="0014137f" style:font-style-asian="normal" style:font-weight-asian="bold" style:font-style-complex="normal" style:font-weight-complex="bold"/>
    </style:style>
    <style:style style:name="P19" style:family="paragraph" style:parent-style-name="Standard">
      <style:text-properties style:text-position="0% 100%" style:font-name="Liberation Serif1" fo:font-style="italic" officeooo:rsid="0010ab49" officeooo:paragraph-rsid="0010ab49" style:font-style-asian="italic" style:font-style-complex="italic"/>
    </style:style>
    <style:style style:name="P20" style:family="paragraph" style:parent-style-name="Standard">
      <style:text-properties style:text-position="0% 100%" style:font-name="Liberation Serif1" fo:font-style="italic" officeooo:rsid="001d34f9" officeooo:paragraph-rsid="001ede18" style:font-style-asian="italic" style:font-style-complex="italic"/>
    </style:style>
    <style:style style:name="P21" style:family="paragraph" style:parent-style-name="Standard">
      <style:text-properties style:text-position="0% 100%" style:font-name="Liberation Serif1" fo:font-style="italic" officeooo:rsid="0020a7f7" officeooo:paragraph-rsid="0020a7f7" style:font-style-asian="italic" style:font-style-complex="italic"/>
    </style:style>
    <style:style style:name="P22" style:family="paragraph" style:parent-style-name="Standard">
      <style:text-properties style:text-position="0% 100%" style:font-name="Liberation Serif1" fo:font-style="italic" officeooo:rsid="002dcc18" officeooo:paragraph-rsid="002dcc18" style:font-style-asian="italic" style:font-style-complex="italic"/>
    </style:style>
    <style:style style:name="P23" style:family="paragraph" style:parent-style-name="Standard">
      <style:text-properties officeooo:rsid="0019636a" officeooo:paragraph-rsid="00322eea"/>
    </style:style>
    <style:style style:name="P24" style:family="paragraph" style:parent-style-name="Standard">
      <style:text-properties officeooo:rsid="0018bdea" officeooo:paragraph-rsid="0015f5a1"/>
    </style:style>
    <style:style style:name="P25" style:family="paragraph" style:parent-style-name="Standard">
      <style:text-properties fo:font-style="normal" officeooo:rsid="00347c97" officeooo:paragraph-rsid="00347c97" style:font-style-asian="normal" style:font-style-complex="normal"/>
    </style:style>
    <style:style style:name="P26" style:family="paragraph" style:parent-style-name="Standard">
      <style:text-properties fo:font-style="normal" officeooo:rsid="0038a406" officeooo:paragraph-rsid="00347c97" style:font-style-asian="normal" style:font-style-complex="normal"/>
    </style:style>
    <style:style style:name="P27" style:family="paragraph" style:parent-style-name="Standard">
      <style:text-properties fo:font-style="normal" officeooo:rsid="003727c4" officeooo:paragraph-rsid="00347c97" style:font-style-asian="normal" style:font-style-complex="normal"/>
    </style:style>
    <style:style style:name="T1" style:family="text">
      <style:text-properties officeooo:rsid="000472ce"/>
    </style:style>
    <style:style style:name="T2" style:family="text">
      <style:text-properties officeooo:rsid="0007c94a"/>
    </style:style>
    <style:style style:name="T3" style:family="text">
      <style:text-properties fo:font-style="italic" officeooo:rsid="000d2cbf" style:font-style-asian="italic" style:font-style-complex="italic"/>
    </style:style>
    <style:style style:name="T4" style:family="text">
      <style:text-properties style:text-position="sub 58%" style:font-name="Liberation Serif1" fo:font-style="normal" officeooo:rsid="000d2cbf" style:font-style-asian="normal" style:font-style-complex="normal"/>
    </style:style>
    <style:style style:name="T5" style:family="text">
      <style:text-properties style:text-position="sub 58%" style:font-name="Liberation Serif1" fo:font-style="normal" officeooo:rsid="000da4bd" style:font-style-asian="normal" style:font-style-complex="normal"/>
    </style:style>
    <style:style style:name="T6" style:family="text">
      <style:text-properties style:text-position="0% 100%" fo:font-style="normal" officeooo:rsid="000d2cbf" style:font-style-asian="normal" style:font-style-complex="normal"/>
    </style:style>
    <style:style style:name="T7" style:family="text">
      <style:text-properties style:text-position="0% 100%" fo:font-style="normal" officeooo:rsid="000da4bd" style:font-style-asian="normal" style:font-style-complex="normal"/>
    </style:style>
    <style:style style:name="T8" style:family="text">
      <style:text-properties style:text-position="0% 100%" fo:font-style="italic" officeooo:rsid="000d2cbf" style:font-style-asian="italic" style:font-style-complex="italic"/>
    </style:style>
    <style:style style:name="T9" style:family="text">
      <style:text-properties style:text-position="0% 100%" style:font-name="Liberation Serif1" fo:font-style="normal" style:font-style-asian="normal" style:font-style-complex="normal"/>
    </style:style>
    <style:style style:name="T10" style:family="text">
      <style:text-properties style:text-position="0% 100%" style:font-name="Liberation Serif1" fo:font-style="normal" officeooo:rsid="000d2cbf" style:font-style-asian="normal" style:font-style-complex="normal"/>
    </style:style>
    <style:style style:name="T11" style:family="text">
      <style:text-properties style:text-position="0% 100%" style:font-name="Liberation Serif1" fo:font-style="normal" officeooo:rsid="000da4bd" style:font-style-asian="normal" style:font-style-complex="normal"/>
    </style:style>
    <style:style style:name="T12" style:family="text">
      <style:text-properties style:text-position="0% 100%" style:font-name="Liberation Serif1" fo:font-style="normal" officeooo:rsid="001c958c" style:font-style-asian="normal" style:font-style-complex="normal"/>
    </style:style>
    <style:style style:name="T13" style:family="text">
      <style:text-properties style:text-position="0% 100%" style:font-name="Liberation Serif1" fo:font-style="normal" fo:font-weight="normal" officeooo:rsid="00309b3e" style:font-style-asian="normal" style:font-weight-asian="normal" style:font-style-complex="normal" style:font-weight-complex="normal"/>
    </style:style>
    <style:style style:name="T14" style:family="text">
      <style:text-properties style:text-position="0% 100%" style:font-name="Liberation Serif1" fo:font-style="normal" fo:font-weight="normal" officeooo:rsid="00322eea" style:font-style-asian="normal" style:font-weight-asian="normal" style:font-style-complex="normal" style:font-weight-complex="normal"/>
    </style:style>
    <style:style style:name="T15" style:family="text">
      <style:text-properties style:text-position="0% 100%" style:font-name="Liberation Serif1" fo:font-style="normal" fo:font-weight="normal" officeooo:rsid="0032abcb" style:font-style-asian="normal" style:font-weight-asian="normal" style:font-style-complex="normal" style:font-weight-complex="normal"/>
    </style:style>
    <style:style style:name="T16" style:family="text">
      <style:text-properties style:text-position="0% 100%" style:font-name="Liberation Serif1" fo:font-style="normal" fo:font-weight="normal" officeooo:rsid="00347c97" style:font-style-asian="normal" style:font-weight-asian="normal" style:font-style-complex="normal" style:font-weight-complex="normal"/>
    </style:style>
    <style:style style:name="T17" style:family="text">
      <style:text-properties style:text-position="0% 100%" style:font-name="Liberation Serif1" fo:font-style="normal" fo:font-weight="normal" officeooo:rsid="00355459" style:font-style-asian="normal" style:font-weight-asian="normal" style:font-style-complex="normal" style:font-weight-complex="normal"/>
    </style:style>
    <style:style style:name="T18" style:family="text">
      <style:text-properties style:text-position="0% 100%" style:font-name="Liberation Serif1" fo:font-style="italic" style:font-style-asian="italic" style:font-style-complex="italic"/>
    </style:style>
    <style:style style:name="T19" style:family="text">
      <style:text-properties style:text-position="0% 100%" style:font-name="Liberation Serif1" fo:font-style="italic" officeooo:rsid="000da4bd" style:font-style-asian="italic" style:font-style-complex="italic"/>
    </style:style>
    <style:style style:name="T20" style:family="text">
      <style:text-properties officeooo:rsid="0010ab49"/>
    </style:style>
    <style:style style:name="T21" style:family="text">
      <style:text-properties officeooo:rsid="001351f5"/>
    </style:style>
    <style:style style:name="T22" style:family="text">
      <style:text-properties fo:font-style="normal" style:font-style-asian="normal" style:font-style-complex="normal"/>
    </style:style>
    <style:style style:name="T23" style:family="text">
      <style:text-properties fo:font-style="normal" officeooo:rsid="000ddbf3" style:font-style-asian="normal" style:font-style-complex="normal"/>
    </style:style>
    <style:style style:name="T24" style:family="text">
      <style:text-properties fo:font-style="normal" officeooo:rsid="000d2cbf" style:font-style-asian="normal" style:font-style-complex="normal"/>
    </style:style>
    <style:style style:name="T25" style:family="text">
      <style:text-properties fo:font-style="normal" officeooo:rsid="000da4bd" style:font-style-asian="normal" style:font-style-complex="normal"/>
    </style:style>
    <style:style style:name="T26" style:family="text">
      <style:text-properties fo:font-style="normal" officeooo:rsid="002ed0bc" style:font-style-asian="normal" style:font-style-complex="normal"/>
    </style:style>
    <style:style style:name="T27" style:family="text">
      <style:text-properties fo:font-style="normal" officeooo:rsid="002f4c8a" style:font-style-asian="normal" style:font-style-complex="normal"/>
    </style:style>
    <style:style style:name="T28" style:family="text">
      <style:text-properties fo:font-style="normal" officeooo:rsid="00309b3e" style:font-style-asian="normal" style:font-style-complex="normal"/>
    </style:style>
    <style:style style:name="T29" style:family="text">
      <style:text-properties fo:font-style="normal" officeooo:rsid="00322eea" style:font-style-asian="normal" style:font-style-complex="normal"/>
    </style:style>
    <style:style style:name="T30" style:family="text">
      <style:text-properties fo:font-style="normal" officeooo:rsid="00347c97" style:font-style-asian="normal" style:font-style-complex="normal"/>
    </style:style>
    <style:style style:name="T31" style:family="text">
      <style:text-properties fo:font-style="normal" officeooo:rsid="003727c4" style:font-style-asian="normal" style:font-style-complex="normal"/>
    </style:style>
    <style:style style:name="T32" style:family="text">
      <style:text-properties fo:font-style="normal" officeooo:rsid="0038a406" style:font-style-asian="normal" style:font-style-complex="normal"/>
    </style:style>
    <style:style style:name="T33" style:family="text">
      <style:text-properties fo:font-style="normal" officeooo:rsid="003a271a" style:font-style-asian="normal" style:font-style-complex="normal"/>
    </style:style>
    <style:style style:name="T34" style:family="text">
      <style:text-properties officeooo:rsid="0020a7f7"/>
    </style:style>
    <style:style style:name="T35" style:family="text">
      <style:text-properties officeooo:rsid="003bde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D-HYPE: Multi-cell Analytical Deconvolution for </text:span>High Yield Paired-chain Evaluation</text:p>
      <text:p text:style-name="P1"/>
      <text:p text:style-name="P1">Authors: Patrick V. Holec, Joseph Berleant, <text:span text:style-name="T35">Mark Bathe, </text:span>Michael Birnbaum</text:p>
      <text:p text:style-name="P1"/>
      <text:p text:style-name="P1">Abstract</text:p>
      <text:p text:style-name="P1"/>
      <text:p text:style-name="P1"/>
      <text:p text:style-name="P1"/>
      <text:p text:style-name="P6">Introduction</text:p>
      <text:p text:style-name="P1"/>
      <text:p text:style-name="P1">T cells and B cells rely upon somatically recombined antigen receptor heterodimers to enable their recognition of pathogens or of cancerous cells. These receptors, T cell receptors (TCRs) and antibodies, are essentially unique to each T or B cell clone, respectively, and constitute the fundamental underpinning of immune cell specificity. The composition of these receptors is complex, due to multiple possible V and J region segments for each receptor chain, nucleotides of random sequence and length added in the junctions between the V and J gene segments, and the heterodimeric nature of each receptor existing in distinct loci in the genome (alpha and beta or gamma and delta chains for the TCR, heavy and light chains for antibodies).</text:p>
      <text:p text:style-name="P1"/>
      <text:p text:style-name="P1">Isolating antibodies specific against targets interest has long been a staple of biotechnology and medicine, allowing for the creation and characterization of molecules ranging from research reagents (detection antibodies for innumerable assays) to FDA approved drugs. Since the advent of T cell-based immunotherapies as viable cancer treatments in the past several years, sequencing of T cell receptors has seen a similar increase in interest.</text:p>
      <text:p text:style-name="P1"/>
      <text:p text:style-name="P1">Antigen receptor sequencing used to be a laborious process involving creation of clonal cell lines to secure a sufficient amount of DNA for analysis, but the wide adoption of next-generation sequencing has moved the field forward to enable simultaneous sequencing of a large number of immune cells. The most straightforward of these approaches sequence antigen receptors from immune cell RNA isolated in bulk to gain a repertoire-level understanding of the immune response – however, such approaches are quite susceptible to PCR biases (particularly since common 5’ primers cannot be used due to the complex genetic architecture of the antigen receptor loci). Additionally, and central to this proposal, such bulk approaches also lose the connectivity between the heterodimeric receptor chains, crucial for reconstituting functional antibodies or TCRs.</text:p>
      <text:p text:style-name="P1"><text:tab/></text:p>
      <text:p text:style-name="P1">While multiple protocols have been described that enable chain-paired antigen receptor sequencing (Figure 1), these protocols all have one or more significant drawbacks. These drawbacks include (a) expensive required apparatuses, (b) relative inefficiency in sequencing due to sequencing non-antigen receptor transcripts, dramatically increasing the cost per receptor chain, (c) low experimental throughput and/or a highly laborious protocol, and (d) a low success and/or high false positive rate for receptor sequencing itself, limiting the quality of the experimental results.</text:p>
      <text:p text:style-name="P1"/>
      <text:p text:style-name="P1">Our advance described here is a new computational method to enable antigen receptor pairing. Our computational advance is an advance on an adapted, previously described experimental technique, in which pools of T cells are sorted into individual wells in a 96 well plate and their antigen receptors are amplified and barcoded. Since each pool contains a distinct set of T cells with a number of chain pairings limited by the natural diversity, we can use a statistical method which looks for a higher degree of receptor chains occurring together than would be expected by random chance, an indication that chains are pairing due to occurring in the same immune cell.</text:p>
      <text:p text:style-name="P1"><text:soft-page-break/></text:p>
      <text:p text:style-name="P6">Methods</text:p>
      <text:p text:style-name="P1"/>
      <text:p text:style-name="P3"/>
      <text:p text:style-name="P11">Data acquisition and method comparison</text:p>
      <text:p text:style-name="P5"/>
      <text:p text:style-name="P24">In order to assess the relative performance of our algorithms, we compiled previous published methods and datasets. We compete with two existing methods for paired-chain evaluation in multiple cell per well sequencing experiments. Of these two methods, code for Howie et al. was not made available whereas Lee et al. was fully reproducible. We there</text:p>
      <text:p text:style-name="P5"/>
      <text:p text:style-name="P10">Data <text:span text:style-name="T21">collision </text:span>adjustment</text:p>
      <text:p text:style-name="P3"/>
      <text:p text:style-name="P4"><text:tab/>The presented method additionally incorporates a filter that modifies match confidence based on the density of input data. <text:span text:style-name="T2">This </text:span>procedure <text:span text:style-name="T2">effectively produces</text:span> a set of bounds for which identification of clones be safely identified <text:span text:style-name="T2">under a certain FDR. To motivate this adjustment, consider two unique clonotypes containing identical distribution of cells across </text:span><text:span text:style-name="T3">k </text:span><text:span text:style-name="T6">wells, of </text:span><text:span text:style-name="T8">w </text:span><text:span text:style-name="T6">total wells. Although both pairs </text:span><text:span text:style-name="T10">α</text:span><text:span text:style-name="T4">1</text:span><text:span text:style-name="T10">β</text:span><text:span text:style-name="T4">1</text:span><text:span text:style-name="T10"> </text:span><text:span text:style-name="T11">and </text:span><text:span text:style-name="T10">α</text:span><text:span text:style-name="T5">2</text:span><text:span text:style-name="T10">β</text:span><text:span text:style-name="T5">2</text:span><text:span text:style-name="T10"> </text:span><text:span text:style-name="T6">may </text:span><text:span text:style-name="T7">be correctly identified as pairs, </text:span><text:span text:style-name="T10">α</text:span><text:span text:style-name="T5">2</text:span><text:span text:style-name="T10">β</text:span><text:span text:style-name="T4">1</text:span><text:span text:style-name="T10"> </text:span><text:span text:style-name="T11">and </text:span><text:span text:style-name="T10">α</text:span><text:span text:style-name="T4">1</text:span><text:span text:style-name="T10">β</text:span><text:span text:style-name="T5">2</text:span><text:span text:style-name="T10"> </text:span><text:span text:style-name="T11">are also identified as equivalently good matches. For </text:span><text:span text:style-name="T19">n</text:span><text:span text:style-name="T11"> cells containing the same distribution, the success rate of identification scales as </text:span><text:span text:style-name="T19">1/n</text:span><text:span text:style-name="T11">. As data sets grow more dense, the error rates increase as these occurrences grow more common. However, this is mitigated by the vast permutation space. We therefore use the initial distribution of unique </text:span><text:span text:style-name="T10">α</text:span><text:span text:style-name="T11"> and </text:span><text:span text:style-name="T10">β </text:span><text:span text:style-name="T11">chains to define a preconditioned success rate filter:</text:span></text:p>
      <text:p text:style-name="P14"/>
      <text:p text:style-name="P8"><text:span text:style-name="T11">1/</text:span><text:span text:style-name="T9">((m-1)p + 1) with p = </text:span><text:span text:style-name="T12">1/</text:span><text:span text:style-name="T9">w choose k</text:span></text:p>
      <text:p text:style-name="P15"/>
      <text:p text:style-name="P9"><text:span text:style-name="T11">w</text:span><text:span text:style-name="T9">here </text:span><text:span text:style-name="T18">m </text:span><text:span text:style-name="T9">is the number of observed unique </text:span><text:span text:style-name="T10">α</text:span><text:span text:style-name="T11"> and </text:span><text:span text:style-name="T10">β </text:span><text:span text:style-name="T9">chains.</text:span></text:p>
      <text:p text:style-name="P16"/>
      <text:p text:style-name="P18">Results</text:p>
      <text:p text:style-name="P16"/>
      <text:p text:style-name="P21">Data Recomposition</text:p>
      <text:p text:style-name="P20"/>
      <text:p text:style-name="P17"><text:tab/><text:span text:style-name="T34">Data from experiment 1 &amp; 2 in Howie et al. was used to validate our methodology. These experiments use bulk genomic seequencing of two patients to generate a reference of sequence origin for two subjects. Following this, multicell-per-well sequencing of the T cell repertoire pooled from both subjects. Analysis reveals α and β chain matches that can be mapped to subjects, and pairs that has chains originating for each patient is an indicator of false discovery. Therefore, to estimate the ability of any proposed algorithm to identify matches at a certain FDR rate, we can use this data to confirm positive and negative matches. These experiments identified X <text:s/>α and Y <text:s/>β chains in patient A and X <text:s/>α and Y <text:s/>β chains in patient B. These two experiments were trained on two difference scales: experiment 1 used X cells per well in a 96-well plate, while experiment 2 used X cells per well. </text:span></text:p>
      <text:p text:style-name="P17"/>
      <text:p text:style-name="P22">Comparison to pairSEQ</text:p>
      <text:p text:style-name="P22"/>
      <text:p text:style-name="P22"><text:tab/><text:span text:style-name="T22">Using these two datasets, we used MAD-HYPE to identify pairs of unique </text:span><text:span text:style-name="T24">α</text:span><text:span text:style-name="T25"> and </text:span><text:span text:style-name="T24">β </text:span><text:span text:style-name="T23">chain</text:span><text:span text:style-name="T22">s with varying levels of statisitical confidence. We were unable to implement the methods of Howie et al. </text:span><text:span text:style-name="T26">due withheld algorithmic components and code availability, but thorough references of their pairing results allowed us to compare both methods in detection ability for this particular dataset. The results of this experiment are shown </text:span><text:span text:style-name="T30">(</text:span><text:span text:style-name="T26">Figure X</text:span><text:span text:style-name="T30">)</text:span><text:span text:style-name="T26">. </text:span><text:span text:style-name="T27">In both </text:span><text:span text:style-name="T28">experiments, MAD-HYPE identified more clones correctly at the 1% FDR threshold </text:span><text:span text:style-name="T29">than pairSEQ</text:span><text:span text:style-name="T28">.</text:span></text:p>
      <text:p text:style-name="P16"><text:soft-page-break/></text:p>
      <text:p text:style-name="P19">Experimental Parameter Projections</text:p>
      <text:p text:style-name="P3"/>
      <text:p text:style-name="P3"><text:tab/><text:span text:style-name="T20">The results of the proposed algorithm can vary in quality based on experimental parameters such as cell count per well and number of wells per sample. To estimate the range of parameters suitable for two common work-flows (full repertoire and tumor-infiltrating lymphocyte sequencing), we drew from literature to generate prior distributions (cite x2). Repertoires are typically characterized as power-law distributions, with scaling factors specific to the sample type. Using the collision adjustment and simulated distributions of samples representing full T cell repertoires (a = 0.0) and tumor-infiltrating lymphocytes (a = 0.0), we found parameter ranges in which deconvolution is optimized (Figure X). &lt;Insert more description of results&gt;</text:span></text:p>
      <text:p text:style-name="P3"/>
      <text:p text:style-name="P12">Utilization of Variable Well Counts</text:p>
      <text:p text:style-name="P25"/>
      <text:p text:style-name="P12"><text:span text:style-name="T22"><text:tab/></text:span><text:span text:style-name="T31">As illustrated previously, there exists a trade-off between the number of cells per well and the ability to resolve clones as a certain frequency. If there are too few cells per well, low-frequency clones appear too infrequently to provide a permutation space with adequate sparsity. Likewise, if too many cells are allocated in each well, high-frequency clones will appear in every well, again, producing collisions in permutation space. </text:span><text:span text:style-name="T32">This problem can be moderately countered by varying the number of cells per well in the experiment. In this way, we can maintain </text:span><text:span text:style-name="T33">regimes that provide resolution for</text:span><text:span text:style-name="T32"> high- </text:span><text:span text:style-name="T33">and</text:span><text:span text:style-name="T32"> low-frequency clones simultaneously.</text:span></text:p>
      <text:p text:style-name="P26"><text:tab/><text:tab/></text:p>
      <text:p text:style-name="P27"/>
      <text:p text:style-name="P12"><text:span text:style-name="T22">Given the precision available for </text:span><text:span text:style-name="T31">distributing</text:span></text:p>
      <text:p text:style-name="P25"/>
      <text:p text:style-name="P13">Reconstructing Clonotypes from Pairing</text:p>
      <text:p text:style-name="P3"><text:tab/></text:p>
      <text:p text:style-name="P1"/>
      <text:p text:style-name="P1"/>
      <text:p text:style-name="P7">Discussion</text:p>
      <text:p text:style-name="P7"/>
      <text:p text:style-name="P23"><text:span text:style-name="T13"><text:tab/>Although these are </text:span><text:span text:style-name="T14">only </text:span><text:span text:style-name="T13">modest improvements, </text:span><text:span text:style-name="T14">we note a few key differences between MAD-HYPE and pairSEQ: 1) pairSEQ requires the approximation of error rates in samples by an additionally experimental procedure, 2) </text:span><text:span text:style-name="T15">significant effort was put forward to make methodology transparent, and implementations are available</text:span><text:span text:style-name="T14"> at &lt;link&gt;, and 3) </text:span><text:span text:style-name="T16">builds upon </text:span><text:span text:style-name="T17">original</text:span><text:span text:style-name="T16"> pairing framework to </text:span><text:span text:style-name="T17">reconstuct clonotypes in the case of multiple chains per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00:10:49.308670605</meta:creation-date>
    <meta:generator>LibreOffice/5.1.6.2$Linux_X86_64 LibreOffice_project/10m0$Build-2</meta:generator>
    <dc:date>2017-11-06T09:03:26.611706242</dc:date>
    <meta:editing-duration>PT23H35M1S</meta:editing-duration>
    <meta:editing-cycles>5</meta:editing-cycles>
    <meta:document-statistic meta:table-count="0" meta:image-count="0" meta:object-count="0" meta:page-count="3" meta:paragraph-count="32" meta:word-count="1276" meta:character-count="8335" meta:non-whitespace-character-count="7072"/>
  </office:meta>
</office:document-meta>
</file>